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<text:a xlink:href="mailto:admin@admin.com" xlink:type="simple">admin@admin.com</text:a>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<text:a xlink:href="mailto:test@test.com" xlink:type="simple">test@test.com</text:a>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<text:a xlink:href="mailto:user@user.com" xlink:type="simple">user@user.com</text:a></text:p>
          </table:table-cell>
          <table:table-cell office:value-type="string" calcext:value-type="string">
            <text:p>passwor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.00.0000</text:date>, <text:time style:data-style-name="N2" text:time-value="12:17:11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2S</meta:editing-duration>
    <meta:editing-cycles>3</meta:editing-cycles>
    <meta:generator>LibreOffice/5.4.3.2$Windows_X86_64 LibreOffice_project/92a7159f7e4af62137622921e809f8546db437e5</meta:generator>
    <dc:date>2019-04-05T12:17:41.730000000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